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764cm"/>
    </style:style>
    <style:style style:name="co6" style:family="table-column">
      <style:table-column-properties fo:break-before="auto" style:column-width="6.997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5.064cm"/>
    </style:style>
    <style:style style:name="co9" style:family="table-column">
      <style:table-column-properties fo:break-before="auto" style:column-width="8.197cm"/>
    </style:style>
    <style:style style:name="co10" style:family="table-column">
      <style:table-column-properties fo:break-before="auto" style:column-width="4.683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4.792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6.507cm"/>
    </style:style>
    <style:style style:name="co15" style:family="table-column">
      <style:table-column-properties fo:break-before="auto" style:column-width="6.454cm"/>
    </style:style>
    <style:style style:name="co16" style:family="table-column">
      <style:table-column-properties fo:break-before="auto" style:column-width="4.12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Scenario_20_1">
      <style:table-properties table:display="true" style:writing-mode="lr-tb"/>
    </style:style>
    <style:style style:name="ta2" style:family="table" style:master-page-name="PageStyle_5f_Scenario_20_2">
      <style:table-properties table:display="true" style:writing-mode="lr-tb"/>
    </style:style>
    <style:style style:name="ta3" style:family="table" style:master-page-name="PageStyle_5f_Scenario_20_3">
      <style:table-properties table:display="true" style:writing-mode="lr-tb"/>
    </style:style>
    <style:style style:name="ta4" style:family="table" style:master-page-name="PageStyle_5f_Scenario_20_4">
      <style:table-properties table:display="true" style:writing-mode="lr-tb"/>
    </style:style>
    <style:style style:name="ta5" style:family="table" style:master-page-name="PageStyle_5f_Scenario_20_5">
      <style:table-properties table:display="true" style:writing-mode="lr-tb"/>
    </style:style>
    <style:style style:name="ta6" style:family="table" style:master-page-name="PageStyle_5f_Summary_20_by_20_Robo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enario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16378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Initial Position</text:p>
          </table:table-cell>
          <table:table-cell table:style-name="ce1" office:value-type="string" calcext:value-type="string">
            <text:p>Connected To</text:p>
          </table:table-cell>
          <table:table-cell table:style-name="ce1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1.99" calcext:value-type="float">
            <text:p>1,9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2.3" calcext:value-type="float">
            <text:p>2,30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1.44" calcext:value-type="float">
            <text:p>1,44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office:value-type="float" office:value="0.89" calcext:value-type="float">
            <text:p>0,8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97" calcext:value-type="float">
            <text:p>0,97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1.26" calcext:value-type="float">
            <text:p>1,26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2.0, -0.4)</text:p>
          </table:table-cell>
          <table:table-cell office:value-type="string" calcext:value-type="string">
            <text:p>robot_1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1.57" calcext:value-type="float">
            <text:p>1,57</text:p>
          </table:table-cell>
        </table:table-row>
        <table:table-row table:style-name="ro2">
          <table:table-cell office:value-type="string" calcext:value-type="string">
            <text:p>Scenario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79" calcext:value-type="float">
            <text:p>0,79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cenario 2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3"/>
        <table:table-column table:style-name="co7" table:number-columns-repeated="16378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Initial Position</text:p>
          </table:table-cell>
          <table:table-cell table:style-name="ce1" office:value-type="string" calcext:value-type="string">
            <text:p>Connected To</text:p>
          </table:table-cell>
          <table:table-cell table:style-name="ce1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48" calcext:value-type="float">
            <text:p>1,4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2.18" calcext:value-type="float">
            <text:p>2,1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5" calcext:value-type="float">
            <text:p>1,50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89" calcext:value-type="float">
            <text:p>0,8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99" calcext:value-type="float">
            <text:p>0,9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8" calcext:value-type="float">
            <text:p>1,80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1.07" calcext:value-type="float">
            <text:p>1,07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88" calcext:value-type="float">
            <text:p>0,8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-2.2, -0.4)</text:p>
          </table:table-cell>
          <table:table-cell office:value-type="string" calcext:value-type="string">
            <text:p>robot_2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1</text:p>
          </table:table-cell>
          <table:table-cell office:value-type="float" office:value="0.86" calcext:value-type="float">
            <text:p>0,86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cenario 3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11" table:default-cell-style-name="ce3"/>
        <table:table-column table:style-name="co7" table:number-columns-repeated="16378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Initial Position</text:p>
          </table:table-cell>
          <table:table-cell table:style-name="ce1" office:value-type="string" calcext:value-type="string">
            <text:p>Connected To</text:p>
          </table:table-cell>
          <table:table-cell table:style-name="ce1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02" calcext:value-type="float">
            <text:p>1,0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office:value-type="float" office:value="1.32" calcext:value-type="float">
            <text:p>1,3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office:value-type="float" office:value="1.72" calcext:value-type="float">
            <text:p>1,72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64" calcext:value-type="float">
            <text:p>0,6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1.84" calcext:value-type="float">
            <text:p>1,8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office:value-type="float" office:value="0.74" calcext:value-type="float">
            <text:p>0,74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73" calcext:value-type="float">
            <text:p>0,73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1.13" calcext:value-type="float">
            <text:p>1,13</text:p>
          </table:table-cell>
        </table:table-row>
        <table:table-row table:style-name="ro2">
          <table:table-cell office:value-type="string" calcext:value-type="string">
            <text:p>Scenario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0.0, 2.8)</text:p>
          </table:table-cell>
          <table:table-cell office:value-type="string" calcext:value-type="string">
            <text:p>robot_0</text:p>
          </table:table-cell>
          <table:table-cell office:value-type="float" office:value="1.53" calcext:value-type="float">
            <text:p>1,53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cenario 4" table:style-name="ta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3"/>
        <table:table-column table:style-name="co7" table:number-columns-repeated="16378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Initial Position</text:p>
          </table:table-cell>
          <table:table-cell table:style-name="ce1" office:value-type="string" calcext:value-type="string">
            <text:p>Connected To</text:p>
          </table:table-cell>
          <table:table-cell table:style-name="ce1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12" calcext:value-type="float">
            <text:p>1,1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office:value-type="float" office:value="0.84" calcext:value-type="float">
            <text:p>0,8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0.86" calcext:value-type="float">
            <text:p>0,8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76" calcext:value-type="float">
            <text:p>0,7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office:value-type="float" office:value="0.96" calcext:value-type="float">
            <text:p>0,96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43" calcext:value-type="float">
            <text:p>1,43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99" calcext:value-type="float">
            <text:p>1,99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office:value-type="float" office:value="0.8" calcext:value-type="float">
            <text:p>0,80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0.0, -3.1)</text:p>
          </table:table-cell>
          <table:table-cell office:value-type="string" calcext:value-type="string">
            <text:p>robot_1</text:p>
          </table:table-cell>
          <table:table-cell office:value-type="float" office:value="1.92" calcext:value-type="float">
            <text:p>1,92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94" calcext:value-type="float">
            <text:p>0,94</text:p>
          </table:table-cell>
        </table:table-row>
        <table:table-row table:style-name="ro2">
          <table:table-cell office:value-type="string" calcext:value-type="string">
            <text:p>Scenario 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1.6, -0.44)</text:p>
          </table:table-cell>
          <table:table-cell office:value-type="string" calcext:value-type="string">
            <text:p>robot_0</text:p>
          </table:table-cell>
          <table:table-cell office:value-type="float" office:value="1.94" calcext:value-type="float">
            <text:p>1,94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cenario 5" table:style-name="ta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3"/>
        <table:table-column table:style-name="co7" table:number-columns-repeated="16378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Initial Position</text:p>
          </table:table-cell>
          <table:table-cell table:style-name="ce1" office:value-type="string" calcext:value-type="string">
            <text:p>Connected To</text:p>
          </table:table-cell>
          <table:table-cell table:style-name="ce1" office:value-type="string" calcext:value-type="string">
            <text:p>Time to Connect (s)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office:value-type="float" office:value="0.79" calcext:value-type="float">
            <text:p>0,79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9" calcext:value-type="float">
            <text:p>0,90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office:value-type="float" office:value="0.7" calcext:value-type="float">
            <text:p>0,70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office:value-type="float" office:value="0.77" calcext:value-type="float">
            <text:p>0,7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2" calcext:value-type="float">
            <text:p>0,82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office:value-type="float" office:value="0.66" calcext:value-type="float">
            <text:p>0,66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office:value-type="float" office:value="1.36" calcext:value-type="float">
            <text:p>1,36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1.18" calcext:value-type="float">
            <text:p>1,1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office:value-type="float" office:value="0.78" calcext:value-type="float">
            <text:p>0,7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0</text:p>
          </table:table-cell>
          <table:table-cell office:value-type="string" calcext:value-type="string">
            <text:p>(4.5, -5.8)</text:p>
          </table:table-cell>
          <table:table-cell office:value-type="string" calcext:value-type="string">
            <text:p>robot_2</text:p>
          </table:table-cell>
          <table:table-cell office:value-type="float" office:value="1.08" calcext:value-type="float">
            <text:p>1,08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1</text:p>
          </table:table-cell>
          <table:table-cell office:value-type="string" calcext:value-type="string">
            <text:p>(2.4, -3.2)</text:p>
          </table:table-cell>
          <table:table-cell office:value-type="string" calcext:value-type="string">
            <text:p>robot_2</text:p>
          </table:table-cell>
          <table:table-cell office:value-type="float" office:value="0.87" calcext:value-type="float">
            <text:p>0,87</text:p>
          </table:table-cell>
        </table:table-row>
        <table:table-row table:style-name="ro2">
          <table:table-cell office:value-type="string" calcext:value-type="string">
            <text:p>Scenario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ot_2</text:p>
          </table:table-cell>
          <table:table-cell office:value-type="string" calcext:value-type="string">
            <text:p>(6.5, -3.1)</text:p>
          </table:table-cell>
          <table:table-cell office:value-type="string" calcext:value-type="string">
            <text:p>robot_0</text:p>
          </table:table-cell>
          <table:table-cell office:value-type="float" office:value="0.69" calcext:value-type="float">
            <text:p>0,69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ummary by Robot" table:style-name="ta6">
        <office:forms form:automatic-focus="false" form:apply-design-mode="false"/>
        <table:table-column table:style-name="co16" table:default-cell-style-name="ce2"/>
        <table:table-column table:style-name="co3" table:default-cell-style-name="ce2"/>
        <table:table-column table:style-name="co1" table:number-columns-repeated="5" table:default-cell-style-name="ce3"/>
        <table:table-column table:style-name="co7" table:number-columns-repeated="16377"/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ean (s)</text:p>
          </table:table-cell>
          <table:table-cell table:style-name="ce1" table:number-columns-repeated="3"/>
        </table:table-row>
        <table:table-row table:style-name="ro3">
          <table:table-cell office:value-type="string" calcext:value-type="string">
            <text:p>Scenario 1</text:p>
          </table:table-cell>
          <table:table-cell office:value-type="string" calcext:value-type="string">
            <text:p>Robot_0</text:p>
          </table:table-cell>
          <table:table-cell office:value-type="float" office:value="5" calcext:value-type="float">
            <text:p>5,00</text:p>
          </table:table-cell>
          <table:table-cell table:formula="of:=([$'Scenario 1'.F2]+[$'Scenario 1'.F5]+[$'Scenario 1'.F8]+[$'Scenario 1'.F11]+[$'Scenario 1'.F14])/5" office:value-type="float" office:value="0.86" calcext:value-type="float">
            <text:p>0,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1</text:p>
          </table:table-cell>
          <table:table-cell office:value-type="string" calcext:value-type="string">
            <text:p>Robot_1</text:p>
          </table:table-cell>
          <table:table-cell office:value-type="float" office:value="5" calcext:value-type="float">
            <text:p>5,00</text:p>
          </table:table-cell>
          <table:table-cell table:formula="of:=([$'Scenario 1'.F3]+[$'Scenario 1'.F6]+[$'Scenario 1'.F9]+[$'Scenario 1'.F12]+[$'Scenario 1'.F15])/5" office:value-type="float" office:value="1.284" calcext:value-type="float">
            <text:p>1,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1</text:p>
          </table:table-cell>
          <table:table-cell office:value-type="string" calcext:value-type="string">
            <text:p>Robot_2</text:p>
          </table:table-cell>
          <table:table-cell office:value-type="float" office:value="5" calcext:value-type="float">
            <text:p>5,00</text:p>
          </table:table-cell>
          <table:table-cell table:formula="of:=([$'Scenario 1'.F4]+[$'Scenario 1'.F7]+[$'Scenario 1'.F10]+[$'Scenario 1'.F13]+[$'Scenario 1'.F16])/5" office:value-type="float" office:value="1.29" calcext:value-type="float">
            <text:p>1,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2</text:p>
          </table:table-cell>
          <table:table-cell office:value-type="string" calcext:value-type="string">
            <text:p>Robot_0</text:p>
          </table:table-cell>
          <table:table-cell office:value-type="float" office:value="5" calcext:value-type="float">
            <text:p>5,00</text:p>
          </table:table-cell>
          <table:table-cell table:formula="of:=([$'Scenario 2'.F2]+[$'Scenario 2'.F5]+[$'Scenario 2'.F8]+[$'Scenario 2'.F11]+[$'Scenario 2'.F14])/5" office:value-type="float" office:value="1.286" calcext:value-type="float">
            <text:p>1,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2</text:p>
          </table:table-cell>
          <table:table-cell office:value-type="string" calcext:value-type="string">
            <text:p>Robot_1</text:p>
          </table:table-cell>
          <table:table-cell office:value-type="float" office:value="5" calcext:value-type="float">
            <text:p>5,00</text:p>
          </table:table-cell>
          <table:table-cell table:formula="of:=([$'Scenario 2'.F3]+[$'Scenario 2'.F6]+[$'Scenario 2'.F9]+[$'Scenario 2'.F12]+[$'Scenario 2'.F15])/5" office:value-type="float" office:value="1.096" calcext:value-type="float">
            <text:p>1,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2</text:p>
          </table:table-cell>
          <table:table-cell office:value-type="string" calcext:value-type="string">
            <text:p>Robot_2</text:p>
          </table:table-cell>
          <table:table-cell office:value-type="float" office:value="5" calcext:value-type="float">
            <text:p>5,00</text:p>
          </table:table-cell>
          <table:table-cell table:formula="of:=([$'Scenario 2'.F4]+[$'Scenario 2'.F7]+[$'Scenario 2'.F10]+[$'Scenario 2'.F13]+[$'Scenario 2'.F16])/5" office:value-type="float" office:value="0.906" calcext:value-type="float">
            <text:p>0,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3</text:p>
          </table:table-cell>
          <table:table-cell office:value-type="string" calcext:value-type="string">
            <text:p>Robot_0</text:p>
          </table:table-cell>
          <table:table-cell office:value-type="float" office:value="5" calcext:value-type="float">
            <text:p>5,00</text:p>
          </table:table-cell>
          <table:table-cell table:formula="of:=([$'Scenario 3'.F2]+[$'Scenario 3'.F5]+[$'Scenario 3'.F8]+[$'Scenario 3'.F11]+[$'Scenario 3'.F14])/5" office:value-type="float" office:value="0.856" calcext:value-type="float">
            <text:p>0,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3</text:p>
          </table:table-cell>
          <table:table-cell office:value-type="string" calcext:value-type="string">
            <text:p>Robot_1</text:p>
          </table:table-cell>
          <table:table-cell office:value-type="float" office:value="5" calcext:value-type="float">
            <text:p>5,00</text:p>
          </table:table-cell>
          <table:table-cell table:formula="of:=([$'Scenario 3'.F3]+[$'Scenario 3'.F6]+[$'Scenario 3'.F9]+[$'Scenario 3'.F12]+[$'Scenario 3'.F15])/5" office:value-type="float" office:value="1.094" calcext:value-type="float">
            <text:p>1,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3</text:p>
          </table:table-cell>
          <table:table-cell office:value-type="string" calcext:value-type="string">
            <text:p>Robot_2</text:p>
          </table:table-cell>
          <table:table-cell office:value-type="float" office:value="5" calcext:value-type="float">
            <text:p>5,00</text:p>
          </table:table-cell>
          <table:table-cell table:formula="of:=([$'Scenario 3'.F4]+[$'Scenario 3'.F7]+[$'Scenario 3'.F10]+[$'Scenario 3'.F13]+[$'Scenario 3'.F16])/5" office:value-type="float" office:value="1.23" calcext:value-type="float">
            <text:p>1,2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4</text:p>
          </table:table-cell>
          <table:table-cell office:value-type="string" calcext:value-type="string">
            <text:p>Robot_0</text:p>
          </table:table-cell>
          <table:table-cell office:value-type="float" office:value="5" calcext:value-type="float">
            <text:p>5,00</text:p>
          </table:table-cell>
          <table:table-cell table:formula="of:=([$'Scenario 4'.F2]+[$'Scenario 4'.F5]+[$'Scenario 4'.F8]+[$'Scenario 4'.F11]+[$'Scenario 4'.F14])/5" office:value-type="float" office:value="1.464" calcext:value-type="float">
            <text:p>1,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4</text:p>
          </table:table-cell>
          <table:table-cell office:value-type="string" calcext:value-type="string">
            <text:p>Robot_1</text:p>
          </table:table-cell>
          <table:table-cell office:value-type="float" office:value="5" calcext:value-type="float">
            <text:p>5,00</text:p>
          </table:table-cell>
          <table:table-cell table:formula="of:=([$'Scenario 4'.F3]+[$'Scenario 4'.F6]+[$'Scenario 4'.F9]+[$'Scenario 4'.F12]+[$'Scenario 4'.F15])/5" office:value-type="float" office:value="0.832" calcext:value-type="float">
            <text:p>0,8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4</text:p>
          </table:table-cell>
          <table:table-cell office:value-type="string" calcext:value-type="string">
            <text:p>Robot_2</text:p>
          </table:table-cell>
          <table:table-cell office:value-type="float" office:value="5" calcext:value-type="float">
            <text:p>5,00</text:p>
          </table:table-cell>
          <table:table-cell table:formula="of:=([$'Scenario 4'.F4]+[$'Scenario 4'.F7]+[$'Scenario 4'.F10]+[$'Scenario 4'.F13]+[$'Scenario 4'.F16])/5" office:value-type="float" office:value="1.072" calcext:value-type="float">
            <text:p>1,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5</text:p>
          </table:table-cell>
          <table:table-cell office:value-type="string" calcext:value-type="string">
            <text:p>Robot_0</text:p>
          </table:table-cell>
          <table:table-cell office:value-type="float" office:value="5" calcext:value-type="float">
            <text:p>5,00</text:p>
          </table:table-cell>
          <table:table-cell table:formula="of:=([$'Scenario 5'.F2]+[$'Scenario 5'.F5]+[$'Scenario 5'.F8]+[$'Scenario 5'.F11]+[$'Scenario 5'.F14])/5" office:value-type="float" office:value="0.976" calcext:value-type="float">
            <text:p>0,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5</text:p>
          </table:table-cell>
          <table:table-cell office:value-type="string" calcext:value-type="string">
            <text:p>Robot_1</text:p>
          </table:table-cell>
          <table:table-cell office:value-type="float" office:value="5" calcext:value-type="float">
            <text:p>5,00</text:p>
          </table:table-cell>
          <table:table-cell table:formula="of:=([$'Scenario 5'.F3]+[$'Scenario 5'.F6]+[$'Scenario 5'.F9]+[$'Scenario 5'.F12]+[$'Scenario 5'.F15])/5" office:value-type="float" office:value="0.91" calcext:value-type="float">
            <text:p>0,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cenario 5</text:p>
          </table:table-cell>
          <table:table-cell office:value-type="string" calcext:value-type="string">
            <text:p>Robot_2</text:p>
          </table:table-cell>
          <table:table-cell office:value-type="float" office:value="5" calcext:value-type="float">
            <text:p>5,00</text:p>
          </table:table-cell>
          <table:table-cell table:formula="of:=([$'Scenario 5'.F4]+[$'Scenario 5'.F7]+[$'Scenario 5'.F10]+[$'Scenario 5'.F13]+[$'Scenario 5'.F16])/5" office:value-type="float" office:value="0.72" calcext:value-type="float">
            <text:p>0,72</text:p>
          </table:table-cell>
          <table:table-cell table:number-columns-repeated="3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Table1" table:target-range-address="'Summary by Robot'.A1:'Summary by Robot'.G16" table:display-filter-buttons="true"/>
        <table:database-range table:name="Table3" table:target-range-address="'Scenario 1'.A1:'Scenario 1'.F16" table:display-filter-buttons="true"/>
        <table:database-range table:name="Table4" table:target-range-address="'Scenario 2'.A1:'Scenario 2'.F16" table:display-filter-buttons="true"/>
        <table:database-range table:name="Table5" table:target-range-address="'Scenario 3'.A1:'Scenario 3'.F16" table:display-filter-buttons="true"/>
        <table:database-range table:name="Table6" table:target-range-address="'Scenario 4'.A1:'Scenario 4'.F16" table:display-filter-buttons="true"/>
        <table:database-range table:name="Table7" table:target-range-address="'Scenario 5'.A1:'Scenario 5'.F1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ummary_20_by_20_Robot" style:display-name="PageStyle_Summary by Robo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5" style:display-name="PageStyle_Scenario 5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2" style:display-name="PageStyle_Scenario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1" style:display-name="PageStyle_Scenario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4" style:display-name="PageStyle_Scenario 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enario_20_3" style:display-name="PageStyle_Scenario 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6:29:49</meta:creation-date>
    <dc:date>2025-09-01T14:35:36.241773234</dc:date>
    <meta:generator>LibreOffice/7.4.7.2$Linux_X86_64 LibreOffice_project/40$Build-2</meta:generator>
    <meta:editing-duration>PT1H1M1S</meta:editing-duration>
    <meta:editing-cycles>1</meta:editing-cycles>
    <meta:document-statistic meta:table-count="6" meta:cell-count="544" meta:object-count="0"/>
    <meta:user-defined meta:name="AppVersion">12.0000</meta:user-defined>
  </office:meta>
</office:document-meta>
</file>